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officeooo:rsid="0019b357" officeooo:paragraph-rsid="0019b357"/>
    </style:style>
    <style:style style:name="P2" style:family="paragraph" style:parent-style-name="Standard">
      <style:paragraph-properties fo:line-height="200%"/>
      <style:text-properties style:font-name="Times New Roman" officeooo:rsid="000c6839" officeooo:paragraph-rsid="000c6839"/>
    </style:style>
    <style:style style:name="P3" style:family="paragraph" style:parent-style-name="Standard">
      <style:paragraph-properties fo:line-height="200%" fo:text-align="center" style:justify-single-word="false"/>
      <style:text-properties style:font-name="Times New Roman" officeooo:rsid="000c6839" officeooo:paragraph-rsid="000c6839"/>
    </style:style>
    <style:style style:name="P4" style:family="paragraph" style:parent-style-name="Standard">
      <style:paragraph-properties fo:line-height="200%" fo:text-align="start" style:justify-single-word="false"/>
      <style:text-properties style:font-name="Times New Roman" officeooo:rsid="000c6839" officeooo:paragraph-rsid="000c6839"/>
    </style:style>
    <style:style style:name="P5" style:family="paragraph" style:parent-style-name="Standard">
      <style:paragraph-properties fo:line-height="200%" fo:text-align="start" style:justify-single-word="false"/>
      <style:text-properties style:font-name="Times New Roman" officeooo:rsid="001827e1" officeooo:paragraph-rsid="001827e1"/>
    </style:style>
    <style:style style:name="P6" style:family="paragraph" style:parent-style-name="Standard">
      <style:paragraph-properties fo:line-height="200%" fo:text-align="start" style:justify-single-word="false"/>
      <style:text-properties style:font-name="Times New Roman" officeooo:rsid="00189ae4" officeooo:paragraph-rsid="00189ae4"/>
    </style:style>
    <style:style style:name="P7" style:family="paragraph" style:parent-style-name="Standard">
      <style:paragraph-properties fo:line-height="200%" fo:text-align="start" style:justify-single-word="false"/>
      <style:text-properties style:font-name="Times New Roman" officeooo:rsid="001abdde" officeooo:paragraph-rsid="001abdde"/>
    </style:style>
    <style:style style:name="P8" style:family="paragraph" style:parent-style-name="Standard">
      <style:paragraph-properties fo:line-height="200%" fo:text-align="start" style:justify-single-word="false"/>
      <style:text-properties style:font-name="Times New Roman" officeooo:rsid="001ca697" officeooo:paragraph-rsid="001ca697"/>
    </style:style>
    <style:style style:name="T1" style:family="text">
      <style:text-properties officeooo:rsid="000dbd1b"/>
    </style:style>
    <style:style style:name="T2" style:family="text">
      <style:text-properties officeooo:rsid="0012217f"/>
    </style:style>
    <style:style style:name="T3" style:family="text">
      <style:text-properties officeooo:rsid="0019b357"/>
    </style:style>
    <style:style style:name="T4" style:family="text">
      <style:text-properties officeooo:rsid="001ca697"/>
    </style:style>
    <style:style style:name="T5" style:family="text">
      <style:text-properties officeooo:rsid="001e9293"/>
    </style:style>
    <style:style style:name="T6" style:family="text">
      <style:text-properties officeooo:rsid="002069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leksandr Yardas</text:p>
      <text:p text:style-name="P2">SPN 105-03</text:p>
      <text:p text:style-name="P2">Carmen Valentín</text:p>
      <text:p text:style-name="P2">11/26/16</text:p>
      <text:p text:style-name="P2"/>
      <text:p text:style-name="P3">Lectura 6</text:p>
      <text:p text:style-name="P3"/>
      <text:p text:style-name="P4"><text:tab/>Antes de leer:</text:p>
      <text:p text:style-name="P4">Por tu experiencia con la comida del mundo hispano, ¿qué diferencias que presenta al compararla con la norteamericana?</text:p>
      <text:p text:style-name="P4"/>
      <text:p text:style-name="P4">Mi experiencia con la comida del mundo hispano no es buenísimo, pero lo es mejor que muchas personas norteamericana<text:span text:style-name="T2">s</text:span> porque <text:span text:style-name="T1">hacía viajes a algunos países hispanos. Pasaba dos semanas en El Salvador unos pocos años antes y comía comida salvadoreña, por ejemplo, los pupusas, los quesedillas salvadoreños, el pollo, y la sopa. Había un mango con sal que no era bueno pero tenía que comerlo porque no era ningún comida comer. El quesedilla salavoreño era el mejor comida que comía durante ese viaje. El quesedilla salvadoreño no es similar al quesedilla mexicano, cual hace con unas tortilla y queso y el salvadoreño hace con leche, queso, maíz y mantequilla y es un postre como pan. Iba a España también muchos años antes pero no recuredo nada. Compararla mi experiencia con la comida del mundo hispano con eso de la comida norteamericana, veo dos cosas. Primero, la comida del mundo hispano es muy importante para su cultura porque la comida en lugares diferentes del mundo hispano es tan diferente como los personas en lugares diferentes del mundo hispano, y la cultura es como esto en los Estados Unidos también pero no es tan importante como en el mundo hispano. Segunda, cocina es muy social en cultura hispano pero en los estado cocina no es como esto por lo general.</text:span></text:p>
      <text:p text:style-name="P4"/>
      <text:p text:style-name="P5"><text:soft-page-break/>Después de leer:</text:p>
      <text:p text:style-name="P5"/>
      <text:p text:style-name="P5">1. Por lo que se dice en el texto, ¿qué son las tapas?</text:p>
      <text:p text:style-name="P6">Las tapas son una especialidad española que son platos pequeños de comida.</text:p>
      <text:p text:style-name="P6"/>
      <text:p text:style-name="P6">2. ¿Para qué son ideales las tapas?</text:p>
      <text:p text:style-name="P6">Las tapas son ideales para fiestas o <text:span text:style-name="T3">para comer comida nueva que la prepara de diferente.</text:span></text:p>
      <text:p text:style-name="P6"/>
      <text:p text:style-name="P1">3. ¿Son las tapas una costumbre de la clase alta española?</text:p>
      <text:p text:style-name="P1">No, las tapas no son una costumbre de la clase alta española porque hay tapas en los lugares diferentes en España.</text:p>
      <text:p text:style-name="P1"/>
      <text:p text:style-name="P1">4. ¿Cuándo llegó la costumbre de “ir de tapas” a los Estados Unidos?</text:p>
      <text:p text:style-name="P1">La costumbre de “ir de tapas” llegó a los Estados Unidos durante la década de los ochenta.</text:p>
      <text:p text:style-name="P1"/>
      <text:p text:style-name="P1">5. Nombra una de la tapas más fáciles de preparar.</text:p>
      <text:p text:style-name="P1">Una de las tapas más fáciles de preparar son las almendras peladas y sofritas en aciete puro de oliva.</text:p>
      <text:p text:style-name="P1"/>
      <text:p text:style-name="P1">6. ¿Qué recipientes se usan para servir las tapas?</text:p>
      <text:p text:style-name="P7">Los recipientes que se usan para servir las tapas son platos pequeños o cazuelitas.</text:p>
      <text:p text:style-name="P7"/>
      <text:p text:style-name="P7">7. Escribe la recet<text:span text:style-name="T4">a</text:span> de una tapa española o un plato del mundo hispano (describe brevemente los ingredientes usados y los pasos de su preparación)</text:p>
      <text:p text:style-name="P7"/>
      <text:p text:style-name="P8"><text:soft-page-break/>La hallaca es un<text:span text:style-name="T6">a comida</text:span> especialidad ve<text:span text:style-name="T6">n</text:span>ezolana que se come para cena de navidad. La hallaca tiene carne con <text:span text:style-name="T5">harina de </text:span>maize y <text:span text:style-name="T5">hojas todos hervi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0:37:01.534905000</meta:creation-date>
    <dc:date>2016-11-27T18:51:52.743743000</dc:date>
    <meta:editing-duration>PT42M34S</meta:editing-duration>
    <meta:editing-cycles>9</meta:editing-cycles>
    <meta:generator>LibreOffice/5.2.2.2$MacOSX_X86_64 LibreOffice_project/8f96e87c890bf8fa77463cd4b640a2312823f3ad</meta:generator>
    <meta:document-statistic meta:table-count="0" meta:image-count="0" meta:object-count="0" meta:page-count="3" meta:paragraph-count="23" meta:word-count="464" meta:character-count="2640" meta:non-whitespace-character-count="2198"/>
  </office:meta>
</office:document-meta>
</file>